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A50000073CAF71EBA6816FD31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reeSans" svg:font-family="FreeSans" style:font-family-generic="swiss"/>
    <style:font-face style:name="Verdana" svg:font-family="Verdana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353cm" loext:contextual-spacing="false"/>
      <style:text-properties fo:language="es" fo:country="AR"/>
    </style:style>
    <style:style style:name="P2" style:family="paragraph" style:parent-style-name="Header">
      <style:paragraph-properties fo:margin-top="0cm" fo:margin-bottom="0.353cm" loext:contextual-spacing="false" style:snap-to-layout-grid="false"/>
      <style:text-properties fo:language="es" fo:country="AR" style:language-asian="none" style:country-asian="none"/>
    </style:style>
    <style:style style:name="P3" style:family="paragraph" style:parent-style-name="Header">
      <style:paragraph-properties fo:margin-top="0cm" fo:margin-bottom="0.353cm" loext:contextual-spacing="false" fo:text-align="end" style:justify-single-word="false"/>
      <style:text-properties fo:language="es" fo:country="AR"/>
    </style:style>
    <style:style style:name="P4" style:family="paragraph" style:parent-style-name="Header">
      <style:paragraph-properties fo:text-align="end" style:justify-single-word="false"/>
      <style:text-properties fo:language="es" fo:country="AR" officeooo:paragraph-rsid="001b42eb"/>
    </style:style>
    <style:style style:name="P5" style:family="paragraph" style:parent-style-name="Header">
      <style:paragraph-properties fo:text-align="end" style:justify-single-word="false"/>
      <style:text-properties fo:language="es" fo:country="AR" officeooo:paragraph-rsid="001b42eb" style:font-name-asian="Calibri2" style:font-name-complex="Calibri2"/>
    </style:style>
    <style:style style:name="P6" style:family="paragraph" style:parent-style-name="Standard">
      <style:paragraph-properties fo:margin-left="0cm" fo:margin-right="0cm" fo:margin-top="0.423cm" fo:margin-bottom="0.106cm" loext:contextual-spacing="false" fo:text-indent="0cm" style:auto-text-indent="false"/>
      <style:text-properties style:font-name="Verdana" fo:font-size="12pt" fo:language="es" fo:country="AR" style:font-size-asian="12pt" style:font-size-complex="12pt"/>
    </style:style>
    <style:style style:name="P7" style:family="paragraph" style:parent-style-name="Standard">
      <style:paragraph-properties fo:margin-left="0cm" fo:margin-right="0cm" fo:margin-top="0.423cm" fo:margin-bottom="0.106cm" loext:contextual-spacing="false" fo:text-indent="0cm" style:auto-text-indent="false"/>
      <style:text-properties style:font-name="Verdana"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style:font-name="Verdana" fo:font-size="12pt" officeooo:paragraph-rsid="00360d75" style:font-size-asian="12pt" style:font-size-complex="12pt"/>
    </style:style>
    <style:style style:name="P9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/>
    </style:style>
    <style:style style:name="P10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 officeooo:paragraph-rsid="002c5de9"/>
    </style:style>
    <style:style style:name="P11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 officeooo:rsid="0046e0e8" officeooo:paragraph-rsid="0046e0e8"/>
    </style:style>
    <style:style style:name="P12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style:use-window-font-color="true" style:font-name="Verdana" fo:font-size="12pt" fo:language="es" fo:country="AR" officeooo:rsid="0043bab9" officeooo:paragraph-rsid="0044039a" style:font-name-asian="Calibri" style:font-size-asian="12pt" style:language-asian="zh" style:country-asian="CN" style:font-name-complex="Times New Roman" style:font-size-complex="12pt" style:language-complex="ar" style:country-complex="SA"/>
    </style:style>
    <style:style style:name="P1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font-variant="normal" fo:text-transform="none" fo:color="#000000" style:text-line-through-style="none" style:text-line-through-type="none" style:text-position="0% 100%" style:font-name="Calibri1" fo:font-size="18pt" fo:language="es" fo:country="AR" fo:font-style="normal" style:text-underline-style="none" fo:font-weight="bold" officeooo:rsid="00178c85" officeooo:paragraph-rsid="001e4f7e" style:letter-kerning="false" style:font-name-asian="Calibri2" style:font-size-asian="18pt" style:language-asian="zh" style:country-asian="CN" style:font-style-asian="normal" style:font-weight-asian="bold" style:font-name-complex="Calibri2" style:font-size-complex="18pt" style:language-complex="hi" style:country-complex="IN"/>
    </style:style>
    <style:style style:name="P14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style:font-name="Verdana" fo:font-size="12pt" fo:language="es" fo:country="AR" fo:font-style="italic" officeooo:rsid="0046e0e8" officeooo:paragraph-rsid="0046e0e8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style:font-name="Verdana" fo:font-size="12pt" fo:language="es" fo:country="AR" fo:font-style="italic" officeooo:rsid="00493709" officeooo:paragraph-rsid="00493709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style:font-name="Verdana" fo:font-size="12pt" fo:language="es" fo:country="AR" fo:font-style="normal" officeooo:rsid="0051fea0" officeooo:paragraph-rsid="0051fea0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 officeooo:rsid="0046e0e8" officeooo:paragraph-rsid="0046e0e8"/>
    </style:style>
    <style:style style:name="T1" style:family="text">
      <style:text-properties officeooo:rsid="0042ffc0"/>
    </style:style>
    <style:style style:name="T2" style:family="text">
      <style:text-properties fo:language="es" fo:country="AR"/>
    </style:style>
    <style:style style:name="T3" style:family="text">
      <style:text-properties fo:language="es" fo:country="AR" fo:font-weight="bold" style:font-weight-asian="bold" style:font-weight-complex="bold"/>
    </style:style>
    <style:style style:name="T4" style:family="text">
      <style:text-properties fo:language="es" fo:country="AR" fo:font-style="italic" style:font-style-asian="italic" style:font-style-complex="italic"/>
    </style:style>
    <style:style style:name="T5" style:family="text">
      <style:text-properties fo:language="es" fo:country="AR" fo:font-style="italic" officeooo:rsid="0033f9e9" style:font-style-asian="italic" style:font-style-complex="italic"/>
    </style:style>
    <style:style style:name="T6" style:family="text">
      <style:text-properties fo:language="es" fo:country="AR" fo:font-style="italic" officeooo:rsid="0035ada7" style:font-style-asian="italic" style:font-style-complex="italic"/>
    </style:style>
    <style:style style:name="T7" style:family="text">
      <style:text-properties fo:language="es" fo:country="AR" fo:font-style="italic" officeooo:rsid="0044567b" style:font-style-asian="italic" style:font-style-complex="italic"/>
    </style:style>
    <style:style style:name="T8" style:family="text">
      <style:text-properties fo:language="es" fo:country="AR" fo:font-style="italic" style:text-underline-style="none" officeooo:rsid="0044567b" style:font-style-asian="italic" style:font-style-complex="italic"/>
    </style:style>
    <style:style style:name="T9" style:family="text">
      <style:text-properties fo:language="es" fo:country="AR" fo:font-style="italic" style:text-underline-style="none" officeooo:rsid="0046e0e8" style:font-style-asian="italic" style:font-style-complex="italic"/>
    </style:style>
    <style:style style:name="T10" style:family="text">
      <style:text-properties fo:language="es" fo:country="AR" style:text-underline-style="solid" style:text-underline-width="auto" style:text-underline-color="font-color" officeooo:rsid="0044567b"/>
    </style:style>
    <style:style style:name="T11" style:family="text">
      <style:text-properties fo:language="es" fo:country="AR" fo:font-style="normal" officeooo:rsid="0044567b" style:font-style-asian="normal" style:font-style-complex="normal"/>
    </style:style>
    <style:style style:name="T12" style:family="text">
      <style:text-properties fo:language="es" fo:country="AR" fo:font-style="normal" style:text-underline-style="none" officeooo:rsid="0044567b" style:font-style-asian="normal" style:font-style-complex="normal"/>
    </style:style>
    <style:style style:name="T13" style:family="text">
      <style:text-properties fo:language="es" fo:country="AR" style:text-underline-style="none"/>
    </style:style>
    <style:style style:name="T14" style:family="text">
      <style:text-properties fo:language="es" fo:country="AR" style:text-underline-style="none" officeooo:rsid="0044567b"/>
    </style:style>
    <style:style style:name="T15" style:family="text">
      <style:text-properties fo:language="es" fo:country="AR" style:text-underline-style="none" officeooo:rsid="0046e0e8"/>
    </style:style>
    <style:style style:name="T16" style:family="text">
      <style:text-properties fo:language="es" fo:country="AR" style:text-underline-style="none" officeooo:rsid="0048ac6a"/>
    </style:style>
    <style:style style:name="T17" style:family="text">
      <style:text-properties fo:language="es" fo:country="AR" officeooo:rsid="0044567b"/>
    </style:style>
    <style:style style:name="T18" style:family="text">
      <style:text-properties style:font-name="Verdana" fo:font-size="12pt" style:font-size-asian="12pt" style:font-size-complex="12pt"/>
    </style:style>
    <style:style style:name="T19" style:family="text">
      <style:text-properties style:font-name="Verdana" fo:font-size="12pt" officeooo:rsid="002c5de9" style:font-size-asian="12pt" style:font-size-complex="12pt"/>
    </style:style>
    <style:style style:name="T20" style:family="text">
      <style:text-properties style:font-name="Verdana" fo:font-size="12pt" officeooo:rsid="0043bab9" style:font-size-asian="12pt" style:font-size-complex="12pt"/>
    </style:style>
    <style:style style:name="T21" style:family="text">
      <style:text-properties style:font-name="Verdana" fo:font-size="12pt" officeooo:rsid="0044567b" style:font-size-asian="12pt" style:font-size-complex="12pt"/>
    </style:style>
    <style:style style:name="T22" style:family="text">
      <style:text-properties style:font-name="Verdana" fo:font-size="12pt" officeooo:rsid="0045ebe7" style:font-size-asian="12pt" style:font-size-complex="12pt"/>
    </style:style>
    <style:style style:name="T23" style:family="text">
      <style:text-properties style:font-name="Verdana" fo:font-size="12pt" officeooo:rsid="004b0369" style:font-size-asian="12pt" style:font-size-complex="12pt"/>
    </style:style>
    <style:style style:name="T24" style:family="text">
      <style:text-properties style:font-name="Verdana" fo:font-size="12pt" fo:font-weight="bold" officeooo:rsid="002c5de9" style:font-size-asian="12pt" style:font-weight-asian="bold" style:font-size-complex="12pt" style:font-weight-complex="bold"/>
    </style:style>
    <style:style style:name="T25" style:family="text">
      <style:text-properties style:font-name="Verdana"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font-name="Verdana" fo:font-size="12pt" fo:font-style="italic" officeooo:rsid="002c5de9" style:font-size-asian="12pt" style:font-style-asian="italic" style:font-size-complex="12pt" style:font-style-complex="italic"/>
    </style:style>
    <style:style style:name="T27" style:family="text">
      <style:text-properties style:font-name="Verdana" fo:font-size="12pt" fo:font-style="italic" officeooo:rsid="0045ebe7" style:font-size-asian="12pt" style:font-style-asian="italic" style:font-size-complex="12pt" style:font-style-complex="italic"/>
    </style:style>
    <style:style style:name="T28" style:family="text">
      <style:text-properties style:font-name="Verdana" fo:font-size="12pt" fo:font-style="italic" officeooo:rsid="0048b798" style:font-size-asian="12pt" style:font-style-asian="italic" style:font-size-complex="12pt" style:font-style-complex="italic"/>
    </style:style>
    <style:style style:name="T29" style:family="text">
      <style:text-properties style:font-name="Verdana" fo:font-size="12pt" fo:font-style="italic" officeooo:rsid="00493709" style:font-size-asian="12pt" style:font-style-asian="italic" style:font-size-complex="12pt" style:font-style-complex="italic"/>
    </style:style>
    <style:style style:name="T30" style:family="text">
      <style:text-properties style:font-name="Verdana" fo:font-size="12pt" fo:font-style="italic" officeooo:rsid="004daaff" style:font-size-asian="12pt" style:font-style-asian="italic" style:font-size-complex="12pt" style:font-style-complex="italic"/>
    </style:style>
    <style:style style:name="T31" style:family="text">
      <style:text-properties style:font-name="Verdana" fo:font-size="12pt" fo:font-style="italic" officeooo:rsid="004b0369" style:font-size-asian="12pt" style:font-style-asian="italic" style:font-size-complex="12pt" style:font-style-complex="italic"/>
    </style:style>
    <style:style style:name="T32" style:family="text">
      <style:text-properties style:font-name="Verdana" fo:font-size="12pt" fo:font-style="italic" officeooo:rsid="004ecf14" style:font-size-asian="12pt" style:font-style-asian="italic" style:font-size-complex="12pt" style:font-style-complex="italic"/>
    </style:style>
    <style:style style:name="T33" style:family="text">
      <style:text-properties style:font-name="Verdana" fo:font-size="12pt" fo:font-style="italic" officeooo:rsid="005190c0" style:font-size-asian="12pt" style:font-style-asian="italic" style:font-size-complex="12pt" style:font-style-complex="italic"/>
    </style:style>
    <style:style style:name="T34" style:family="text">
      <style:text-properties style:font-name="Verdana" fo:font-size="12pt" fo:font-style="italic" style:text-underline-style="none" officeooo:rsid="00493709" style:font-size-asian="12pt" style:font-style-asian="italic" style:font-size-complex="12pt" style:font-style-complex="italic"/>
    </style:style>
    <style:style style:name="T35" style:family="text">
      <style:text-properties officeooo:rsid="0044039a"/>
    </style:style>
    <style:style style:name="T36" style:family="text">
      <style:text-properties officeooo:rsid="0044567b"/>
    </style:style>
    <style:style style:name="T37" style:family="text">
      <style:text-properties officeooo:rsid="004c415c"/>
    </style:style>
    <style:style style:name="T38" style:family="text">
      <style:text-properties officeooo:rsid="004daaff"/>
    </style:style>
    <style:style style:name="T39" style:family="text">
      <style:text-properties officeooo:rsid="004ecf14"/>
    </style:style>
    <style:style style:name="T40" style:family="text">
      <style:text-properties officeooo:rsid="005190c0"/>
    </style:style>
    <style:style style:name="T41" style:family="text">
      <style:text-properties officeooo:rsid="0053ee8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P<text:span text:style-name="T1">3</text:span>: <text:span text:style-name="T1">Arquitectura - <text:s/>UI <text:s/>/ <text:s/>Backend</text:span></text:p>
      <text:p text:style-name="P9"><text:span text:style-name="T18">En este TP vamos </text:span><text:span text:style-name="T20">trabajar con la presentación en UI del modelo y a presentar errores de validación al usuario final</text:span>.</text:p>
      <text:p text:style-name="P12">Implem<text:span text:style-name="T35">entaremos una pantalla simple en Swing (podemos utilizar Windows Builder), o cualquier otra librería de Ventanas.</text:span></text:p>
      <text:p text:style-name="P10"><text:span text:style-name="T24">Criterio Pedagógico</text:span><text:span text:style-name="T19">: </text:span><text:span text:style-name="T21">Aquí veremos como </text:span><text:span text:style-name="T22">interactúan la UI con el backend. Entendiendo las reglas de diseño descriptas abajo que nos garantizan un bajo acoplamiento de mo</text:span><text:span text:style-name="T23">d</text:span><text:span text:style-name="T22">o tal de poder escribir UIs en diferentes tecnologías (Mobile, Web, etc), sin modificar el backend</text:span><text:span text:style-name="T26">. </text:span><text:span text:style-name="T27">A su vez, entenderemos como los errores de validación llegan hasta el usuario final partiendo de una excepción lanzada por un objeto del modelo.</text:span></text:p>
      <text:p text:style-name="P11"><text:span text:style-name="T27">L</text:span><text:span text:style-name="T25">a pantalla a construir tendrá lo siguiente:</text:span></text:p>
      <text:p text:style-name="P14">- Mostrará todos los productos <text:span text:style-name="T37">(en un JList por ejemplo), permitiendo seleccionar uno o varios.</text:span></text:p>
      <text:p text:style-name="P14">- Mostrará todos los descuentos vigentes <text:span text:style-name="T38">(en un JTextArea o JTextPane por ejemplo). Es simplemente informativo.</text:span></text:p>
      <text:p text:style-name="P11"><text:span text:style-name="T25">- Mostrará todas las tarjetas de crédito del cliente </text:span><text:span text:style-name="T30">(en un JList)</text:span><text:span text:style-name="T25"> </text:span><text:span text:style-name="T31">(iniciemos la aplicación seleccionando un cliente cualquiera pasando el ID por parámetro al main). </text:span><text:span text:style-name="T33">Permitiendo elegir una para pagar.</text:span></text:p>
      <text:p text:style-name="P11"><text:span text:style-name="T28">- </text:span><text:span text:style-name="T29">Permitirá revisar el monto total hasta el momento </text:span><text:span text:style-name="T33">de los productos seleccionados </text:span><text:span text:style-name="T29">(median</text:span><text:span text:style-name="T30">te</text:span><text:span text:style-name="T29"> un </text:span><text:span text:style-name="T32">botón</text:span><text:span text:style-name="T29"> “precio </text:span><text:span text:style-name="T34">total</text:span><text:span text:style-name="T29">”).</text:span></text:p>
      <text:p text:style-name="P15">- Permitirá realizar la compra <text:span text:style-name="T39">(mediante otro botón)</text:span>.</text:p>
      <text:p text:style-name="P15">- <text:span text:style-name="T40">Mostrará los mensajes de error utilizando un JOptionPane.</text:span></text:p>
      <text:p text:style-name="P6"><text:span text:style-name="T36">A los paquetes definidos en el TP anterior, agregaremos el siguiente</text:span>:</text:p>
      <text:p text:style-name="P7"><text:span text:style-name="T2">- </text:span><text:span text:style-name="T4">ar.unrn.</text:span><text:span text:style-name="T5">tp</text:span><text:span text:style-name="T4">.</text:span><text:span text:style-name="T7">ui</text:span><text:span text:style-name="T11">: Aquí pondremos las clases que representen a las ventanas. </text:span></text:p>
      <text:p text:style-name="P8"><text:span text:style-name="T3">Reglas de Diseño</text:span><text:span text:style-name="T2">: </text:span><text:span text:style-name="T17">el </text:span><text:span text:style-name="T2">paquete </text:span><text:span text:style-name="T4">ar.unrn.</text:span><text:span text:style-name="T6">tp</text:span><text:span text:style-name="T4">.</text:span><text:span text:style-name="T7">ui</text:span><text:span text:style-name="T2"> </text:span><text:span text:style-name="T10">solo</text:span><text:span text:style-name="T14"> </text:span><text:span text:style-name="T16">puede</text:span><text:span text:style-name="T14"> estar acoplado al paqueta </text:span><text:span text:style-name="T8">ar.unrn.tp.api </text:span><text:span text:style-name="T9">y ar.unrn.tp.model</text:span><text:span text:style-name="T13">. </text:span><text:span text:style-name="T14">Las implementaciones </text:span><text:span text:style-name="T15">que se </text:span><text:soft-page-break/><text:span text:style-name="T15">encuentran en el paquete </text:span><text:span text:style-name="T9">ar.unrn.tp.servicios</text:span><text:span text:style-name="T15"> </text:span><text:span text:style-name="T14">serán inyectadas por el paquete </text:span><text:span text:style-name="T8">main</text:span><text:span text:style-name="T12">.</text:span></text:p>
      <text:p text:style-name="P16">Cuestiones a revisar:</text:p>
      <text:p text:style-name="P16">- Realizar compras debería generar uno o varios objetos que represente esa compra o venta persistido. Podemos verificarlo mediante un Main.</text:p>
      <text:p text:style-name="P16">- <text:span text:style-name="T41">Verificar que un error de validación (excepción) lanzado desde el modelo se muestra en la UI (por ejemplo realizando un compra sin productos seleccionados)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reeSans" svg:font-family="FreeSans" style:font-family-generic="swiss"/>
    <style:font-face style:name="Verdana" svg:font-family="Verdana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0.762cm" fo:margin-left="0.762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listtab" fo:text-indent="1.016cm" fo:margin-left="1.016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listtab" fo:text-indent="1.524cm" fo:margin-left="1.524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listtab" fo:text-indent="1.778cm" fo:margin-left="1.778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listtab" fo:text-indent="2.032cm" fo:margin-left="2.032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listtab" fo:text-indent="2.286cm" fo:margin-left="2.286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listtab" fo:text-indent="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681cm" table:align="center" style:writing-mode="lr-tb"/>
    </style:style>
    <style:style style:name="Tabla5.A" style:family="table-column">
      <style:table-column-properties style:column-width="1.298cm"/>
    </style:style>
    <style:style style:name="Tabla5.B" style:family="table-column">
      <style:table-column-properties style:column-width="12.38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.353cm" loext:contextual-spacing="false" style:snap-to-layout-grid="false"/>
      <style:text-properties fo:language="es" fo:country="AR" style:language-asian="none" style:country-asian="none"/>
    </style:style>
    <style:style style:name="MP2" style:family="paragraph" style:parent-style-name="Header">
      <style:paragraph-properties fo:text-align="end" style:justify-single-word="false"/>
      <style:text-properties fo:language="es" fo:country="AR" officeooo:paragraph-rsid="001b42eb"/>
    </style:style>
    <style:style style:name="MP3" style:family="paragraph" style:parent-style-name="Header">
      <style:paragraph-properties fo:text-align="end" style:justify-single-word="false"/>
      <style:text-properties fo:language="es" fo:country="AR" officeooo:paragraph-rsid="001b42eb" style:font-name-asian="Calibri2" style:font-name-complex="Calibri2"/>
    </style:style>
    <style:style style:name="MP4" style:family="paragraph" style:parent-style-name="Header">
      <style:paragraph-properties fo:margin-top="0cm" fo:margin-bottom="0.353cm" loext:contextual-spacing="false" fo:text-align="end" style:justify-single-word="false"/>
      <style:text-properties fo:language="es" fo:country="AR"/>
    </style:style>
    <style:style style:name="MP5" style:family="paragraph" style:parent-style-name="Header">
      <style:paragraph-properties fo:margin-top="0cm" fo:margin-bottom="0.353cm" loext:contextual-spacing="false"/>
      <style:text-properties fo:language="es" fo:country="AR"/>
    </style:style>
    <style:style style:name="MT1" style:family="text">
      <style:text-properties officeooo:rsid="0042ffc0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n1" text:anchor-type="char" svg:x="-1.358cm" svg:y="-0.335cm" svg:width="1.402cm" svg:height="2.196cm" draw:z-index="1"><draw:image xlink:href="Pictures/10000000000004A50000073CAF71EBA6816FD31B.jpg" xlink:type="simple" xlink:show="embed" xlink:actuate="onLoad" loext:mime-type="image/jpeg"/></draw:frame></text:p>
            </table:table-cell>
            <table:table-cell table:style-name="Tabla5.A1" office:value-type="string">
              <text:p text:style-name="MP2">Licenciatura en Sistemas</text:p>
              <text:p text:style-name="MP3">Bases de Datos II (Alternativas a la Persistencia Relacional)</text:p>
              <text:p text:style-name="MP4">Trabajo Práctico <text:span text:style-name="MT1">3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que</meta:initial-creator>
    <meta:creation-date>2013-09-09T14:52:00</meta:creation-date>
    <dc:date>2018-07-30T19:19:09.607777419</dc:date>
    <meta:editing-cycles>478</meta:editing-cycles>
    <meta:editing-duration>P2DT3H17M54S</meta:editing-duration>
    <meta:generator>LibreOffice/6.0.5.2$Linux_X86_64 LibreOffice_project/00m0$Build-2</meta:generator>
    <meta:document-statistic meta:table-count="1" meta:image-count="1" meta:object-count="0" meta:page-count="2" meta:paragraph-count="20" meta:word-count="328" meta:character-count="2154" meta:non-whitespace-character-count="1842"/>
  </office:meta>
</office:document-meta>
</file>